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b9b0" officeooo:paragraph-rsid="0008b9b0"/>
    </style:style>
    <style:style style:name="P2" style:family="paragraph" style:parent-style-name="Standard">
      <style:text-properties fo:font-weight="bold" officeooo:rsid="0008b9b0" officeooo:paragraph-rsid="0008b9b0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 File:</text:p>
      <text:p text:style-name="P1"/>
      <text:p text:style-name="P1"><text:s text:c="2"/>#!/bin/bash</text:p>
      <text:p text:style-name="P1">declare -a array2=( "dhanabalan" "sushil" "tharun" "nithish" "raaghav" "sriram" "vignesh" )</text:p>
      <text:p text:style-name="P1">echo -e "${array2[@]:1:4}\n"</text:p>
      <text:p text:style-name="P1">array2[2]='arun'</text:p>
      <text:p text:style-name="P1">echo -e "${array2[@]}\n"</text:p>
      <text:p text:style-name="P1">array2=("${array2[@]}" "akash" "vimal")</text:p>
      <text:p text:style-name="P1">echo -e "${array2[@]}\n"</text:p>
      <text:p text:style-name="P1"/>
      <text:p text:style-name="P2">Terminal:</text:p>
      <text:p text:style-name="P1"/>
      <text:p text:style-name="P1">krishna@krishna-HP-Laptop-15s-fq2xxx:~$ gedit assignment6.sh &amp;</text:p>
      <text:p text:style-name="P1">[2] 5950</text:p>
      <text:p text:style-name="P1">krishna@krishna-HP-Laptop-15s-fq2xxx:~$ chmod +x assignment6.sh </text:p>
      <text:p text:style-name="P1">[2]+ <text:s/>Done <text:s text:c="19"/>gedit assignment6.sh</text:p>
      <text:p text:style-name="P1">krishna@krishna-HP-Laptop-15s-fq2xxx:~$ ./assignment6.sh</text:p>
      <text:p text:style-name="P1">sushil tharun nithish raaghav</text:p>
      <text:p text:style-name="P1"/>
      <text:p text:style-name="P1">dhanabalan sushil arun nithish raaghav sriram vignesh</text:p>
      <text:p text:style-name="P1"/>
      <text:p text:style-name="P1">dhanabalan sushil arun nithish raaghav sriram vignesh akash vimal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1T15:26:28.832381346</meta:creation-date>
    <dc:date>2023-09-21T15:28:03.144747081</dc:date>
    <meta:editing-duration>PT1M34S</meta:editing-duration>
    <meta:editing-cycles>1</meta:editing-cycles>
    <meta:document-statistic meta:table-count="0" meta:image-count="0" meta:object-count="0" meta:page-count="1" meta:paragraph-count="17" meta:word-count="64" meta:character-count="639" meta:non-whitespace-character-count="569"/>
    <meta:generator>LibreOffice/6.4.7.2$Linux_X86_64 LibreOffice_project/40$Build-2</meta:generator>
  </office:meta>
</office:document-meta>
</file>